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automatic-styles>
    <style:style style:name="Table1" style:family="table">
      <style:table-properties style:width="9.137cm" fo:margin-top="0.199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208cm"/>
    </style:style>
    <style:style style:name="Table1.D" style:family="table-column">
      <style:table-column-properties style:column-width="2.42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add9e0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add9e0" fo:padding="0.049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10f7046"/>
    </style:style>
    <style:style style:name="P85" style:family="paragraph" style:parent-style-name="Footer">
      <style:text-properties officeooo:paragraph-rsid="01120261"/>
    </style:style>
    <style:style style:name="P86" style:family="paragraph" style:parent-style-name="Footer">
      <style:text-properties officeooo:paragraph-rsid="008d016c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Tableau_5f_Centré">
      <style:text-properties officeooo:paragraph-rsid="0137ecdf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Header_20_G_20_page_20_impaire_20__28_D_29_">
      <style:text-properties officeooo:rsid="0139bdf8" officeooo:paragraph-rsid="0139bdf8"/>
    </style:style>
    <style:style style:name="P110" style:family="paragraph" style:parent-style-name="_5f_Paragraphe_5f_Réponse_5f_Elève" style:list-style-name="_5f_Numérotation_20_des_20_exercices"/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Premier_5f_Titre_5f_Exercices_5f_avec_5f_Num_20_Exo_5f_Avec_5f_Titre" style:list-style-name="_5f_Numérotation_20_des_20_exercices" style:master-page-name="_34__5f_2_5f_SERIE_5f_G_5f_GAUCHE_5f_ET_5f_DROITE_5f_2COL">
      <style:paragraph-properties style:page-number="auto"/>
    </style:style>
    <style:style style:name="P114" style:family="paragraph" style:parent-style-name="_5f_Tableau_5f_Centré_5f_Gras" style:list-style-name="L1">
      <style:paragraph-properties fo:text-align="start" style:justify-single-word="false"/>
    </style:style>
    <style:style style:name="P115" style:family="paragraph" style:parent-style-name="_5f_Titre_5f_Exercices_5f_sans_5f_Titre" style:list-style-name="_5f_Numérotation_20_des_20_exercices"/>
    <style:style style:name="P116" style:family="paragraph" style:parent-style-name="_5f_Titre_5f_Exercices_5f_sans_5f_Titre" style:list-style-name="_5f_Numérotation_20_des_20_exercices">
      <style:paragraph-properties fo:break-before="column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4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 style:writing-mode="lr-tb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style:paragraph-properties fo:margin-left="0cm" fo:margin-right="0cm" fo:margin-top="0cm" fo:margin-bottom="0cm" fo:line-height="100%" fo:text-indent="0cm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7fb241" loext:opacity="100%" style:font-name="Bitstream Vera Sans6" fo:font-weight="bold" officeooo:rsid="0246ec76"/>
    </style:style>
    <style:style style:name="T6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334a5be"/>
    </style:style>
    <style:style style:name="T15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fo:language="fr" fo:country="FR" style:language-asian="zh" style:country-asian="CN" style:language-complex="hi" style:country-complex="IN"/>
    </style:style>
    <style:style style:name="T185" style:family="text">
      <style:text-properties fo:background-color="transparent" loext:char-shading-value="0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officeooo:rsid="0137ecdf"/>
    </style:style>
    <style:style style:name="T188" style:family="text"/>
    <style:style style:name="T18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1cm" svg:stroke-color="#7fb241" draw:marker-start="" draw:marker-start-width="0.062cm" draw:marker-start-center="false" draw:marker-end="" draw:marker-end-width="0.062cm" draw:marker-end-center="false" draw:fill="none" draw:fill-color="#99ccff" draw:textarea-horizontal-align="justify" draw:textarea-vertical-align="middle" draw:auto-grow-height="false" fo:min-height="2.522cm" fo:min-width="5.089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14" style:family="graphic">
      <style:graphic-properties draw:stroke="none" draw:stroke-dash="Dashed_20__28_var_29__20_5672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2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" style:family="graphic">
      <style:graphic-properties draw:stroke="none" draw:stroke-dash="Dashed_20__28_var_29__20_5676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8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" style:family="graphic">
      <style:graphic-properties draw:stroke="none" draw:stroke-dash="Dashed_20__28_var_29__20_5677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31cm" fo:min-width="0.37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" style:family="graphic">
      <style:graphic-properties style:run-through="foreground"/>
    </style:style>
    <style:style style:name="gr18" style:family="graphic">
      <style:graphic-properties draw:stroke="solid" draw:stroke-dash="Dashed_20__28_var_29__20_5666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5667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draw:stroke-dash="Dashed_20__28_var_29__20_5674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5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none" draw:stroke-dash="Dashed_20__28_var_29__20_5675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33cm" fo:min-width="0.29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5656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658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5983b0" draw:textarea-horizontal-align="justify" draw:textarea-vertical-align="middle" draw:auto-grow-height="false" fo:min-height="0.513cm" fo:min-width="0.2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5983b0" draw:textarea-horizontal-align="justify" draw:textarea-vertical-align="middle" draw:auto-grow-height="false" fo:min-height="0.512cm" fo:min-width="0.2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5983b0" draw:textarea-horizontal-align="justify" draw:textarea-vertical-align="middle" draw:auto-grow-height="false" fo:min-height="0.513cm" fo:min-width="0.26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41cm" svg:stroke-color="#9d0f89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4000" draw:textarea-horizontal-align="justify" draw:textarea-vertical-align="middle" draw:auto-grow-height="false" fo:min-height="0.513cm" fo:min-width="0.2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4000" draw:textarea-horizontal-align="justify" draw:textarea-vertical-align="middle" draw:auto-grow-height="false" fo:min-height="0.51cm" fo:min-width="0.26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41cm" svg:stroke-color="#1ca2b8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textarea-horizontal-align="justify" draw:auto-grow-width="true" fo:min-height="0.425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5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5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5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false" fo:min-height="0.423cm" fo:min-width="0.2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3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45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45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45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45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45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ed_20__28_var_29__20_46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46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46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46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46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47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47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svg:stroke-width="0.019cm" svg:stroke-color="#000000" draw:marker-start="" draw:marker-start-width="0.215cm" draw:marker-start-center="false" draw:marker-end="" draw:marker-end-width="0.2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47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47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47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47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47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48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48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48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48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48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48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49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solid" draw:stroke-dash="Dashed_20__28_var_29__20_48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49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49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49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49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50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ed_20__28_var_29__20_50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50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50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ed_20__28_var_29__20_50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draw:stroke-dash="Dashed_20__28_var_29__20_50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50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50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50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51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51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51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51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51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51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3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6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98" draw:name="Shape8_2" draw:style-name="gr9" draw:text-style-name="P119" svg:width="2.703cm" svg:height="0.715cm" draw:transform="rotate (0.0872664625997165) translate (1.32644444444444cm 1.21884722222222cm)">
        <draw:text-box>
          <text:p text:style-name="P117"><text:span text:style-name="T189">Série 2</text:span></text:p>
        </draw:text-box>
      </draw:frame>
      <draw:line text:anchor-type="page" text:anchor-page-number="3" draw:z-index="297" draw:name="Shape9_0" draw:style-name="gr10" draw:text-style-name="P117" svg:x1="15.903cm" svg:y1="1.363cm" svg:x2="21.981cm" svg:y2="1.374cm">
        <text:p/>
      </draw:line>
      <draw:path text:anchor-type="page" text:anchor-page-number="3" draw:z-index="296" draw:name="Shape7_0" draw:style-name="gr11" draw:text-style-name="P121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290" draw:name="Shape8_1" draw:style-name="gr9" draw:text-style-name="P119" svg:width="2.703cm" svg:height="0.715cm" draw:transform="rotate (0.0872664625997165) translate (1.32644444444444cm 1.21884722222222cm)">
        <draw:text-box>
          <text:p text:style-name="P117"><text:span text:style-name="T189">Série 2</text:span></text:p>
        </draw:text-box>
      </draw:frame>
      <draw:frame text:anchor-type="page" text:anchor-page-number="1" draw:z-index="289" draw:name="Shape8_0" draw:style-name="gr9" draw:text-style-name="P119" svg:width="2.703cm" svg:height="0.715cm" draw:transform="rotate (0.0872664625997165) translate (1.32644444444444cm 1.21884722222222cm)">
        <draw:text-box>
          <text:p text:style-name="P117"><text:span text:style-name="T189">Série 2</text:span></text:p>
        </draw:text-box>
      </draw:frame>
      <draw:path text:anchor-type="page" text:anchor-page-number="2" draw:z-index="288" draw:name="Shape7_2" draw:style-name="gr11" draw:text-style-name="P121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287" draw:name="Shape9_1" draw:style-name="gr10" draw:text-style-name="P117" svg:x1="15.903cm" svg:y1="1.363cm" svg:x2="21.981cm" svg:y2="1.374cm">
        <text:p/>
      </draw:line>
      <draw:line text:anchor-type="page" text:anchor-page-number="1" draw:z-index="286" draw:name="Shape3" draw:style-name="gr10" draw:text-style-name="P117" svg:x1="16.014cm" svg:y1="1.371cm" svg:x2="21.997cm" svg:y2="1.341cm">
        <text:p/>
      </draw:line>
      <text:list xml:id="list2103826504" text:style-name="_5f_Numérotation_20_des_20_exercices">
        <text:list-item>
          <text:h text:style-name="P113" text:outline-level="1"><text:span text:style-name="_5f_Caractères_5f_gras">Figures complexes</text:span></text:h>
        </text:list-item>
      </text:list>
      <text:h text:style-name="_5f_Paragraphe" text:outline-level="1"><text:span text:style-name="_5f_Caractères">En t'aidant des informations suivantes, code la figure ci-dessous :</text:span></text:h>
      <text:list xml:id="list142759824031063" text:continue-numbering="true" text:style-name="_5f_Numérotation_20_des_20_exercices">
        <text:list-item>
          <text:list>
            <text:list-item>
              <text:p text:style-name="P112"><text:span text:style-name="_5f_Caractères">AEM et MSD sont des triangles rectangles ;</text:span></text:p>
            </text:list-item>
            <text:list-item>
              <text:p text:style-name="P112"><text:span text:style-name="_5f_Caractères">EMD est un triangle équilatéral ;</text:span></text:p>
            </text:list-item>
            <text:list-item>
              <text:p text:style-name="P112"><text:span text:style-name="_5f_Caractères">ETD et MDS sont des triangles isocèles.</text:span></text:p>
            </text:list-item>
          </text:list>
        </text:list-item>
      </text:list>
      <text:h text:style-name="_5f_Paragraphe" text:outline-level="1"><draw:g text:anchor-type="paragraph" draw:z-index="292" draw:name="Forme6" draw:style-name="gr38"><draw:line draw:style-name="gr39" draw:text-style-name="P132" svg:x1="3.501cm" svg:y1="1.674cm" svg:x2="3.71cm" svg:y2="1.932cm"><text:p/></draw:line><draw:custom-shape draw:style-name="gr40" draw:text-style-name="P132" svg:width="0.288cm" svg:height="0.257cm" svg:x="2.9cm" svg:y="0.784cm"><text:p/><draw:enhanced-geometry svg:viewBox="0 0 21600 21600" draw:type="rectangle" draw:enhanced-path="M 0 0 L 21600 0 21600 21600 0 21600 0 0 Z N"/></draw:custom-shape><draw:custom-shape draw:style-name="gr40" draw:text-style-name="P132" svg:width="0.288cm" svg:height="0.258cm" draw:transform="skewX (-0.00680678408277781) rotate (0.789761486527434) translate (3.98286111111111cm 4.06752777777778cm)"><text:p/><draw:enhanced-geometry svg:viewBox="0 0 21600 21600" draw:type="rectangle" draw:enhanced-path="M 0 0 L 21600 0 21600 21600 0 21600 0 0 Z N"/></draw:custom-shape><draw:g draw:name="Shape9_3" draw:style-name="gr17"><draw:line draw:style-name="gr41" draw:text-style-name="P133" svg:x1="2.895cm" svg:y1="2.976cm" svg:x2="5.432cm" svg:y2="2.976cm"><text:p/></draw:line><draw:line draw:style-name="gr41" draw:text-style-name="P133" svg:x1="2.895cm" svg:y1="2.974cm" svg:x2="4.164cm" svg:y2="0.776cm"><text:p/></draw:line><draw:line draw:style-name="gr41" draw:text-style-name="P133" svg:x1="4.165cm" svg:y1="0.776cm" svg:x2="5.434cm" svg:y2="2.974cm"><text:p/></draw:line><draw:line draw:style-name="gr41" draw:text-style-name="P133" svg:x1="4.165cm" svg:y1="0.78cm" svg:x2="6.362cm" svg:y2="2.049cm"><text:p/></draw:line><draw:line draw:style-name="gr41" draw:text-style-name="P133" svg:x1="5.435cm" svg:y1="2.975cm" svg:x2="6.362cm" svg:y2="2.046cm"><text:p/></draw:line><draw:line draw:style-name="gr41" draw:text-style-name="P133" svg:x1="2.895cm" svg:y1="2.976cm" svg:x2="4.164cm" svg:y2="4.246cm"><text:p/></draw:line><draw:line draw:style-name="gr41" draw:text-style-name="P133" svg:x1="5.434cm" svg:y1="2.976cm" svg:x2="4.165cm" svg:y2="4.246cm"><text:p/></draw:line><draw:line draw:style-name="gr41" draw:text-style-name="P133" svg:x1="2.895cm" svg:y1="2.976cm" svg:x2="2.895cm" svg:y2="0.78cm"><text:p/></draw:line><draw:line draw:style-name="gr41" draw:text-style-name="P133" svg:x1="2.895cm" svg:y1="0.78cm" svg:x2="4.164cm" svg:y2="0.78cm"><text:p/></draw:line><draw:frame draw:style-name="gr42" draw:text-style-name="P134" svg:width="0.736cm" svg:height="0.676cm" svg:x="3.932cm" svg:y="0.302cm"><draw:text-box><text:p text:style-name="P129"><text:span text:style-name="T192">E</text:span></text:p></draw:text-box></draw:frame><draw:frame draw:style-name="gr43" draw:text-style-name="P134" svg:width="0.72cm" svg:height="0.676cm" svg:x="6.234cm" svg:y="1.817cm"><draw:text-box><text:p text:style-name="P129"><text:span text:style-name="T192">T</text:span></text:p></draw:text-box></draw:frame><draw:frame draw:style-name="gr44" draw:text-style-name="P134" svg:width="0.779cm" svg:height="0.676cm" svg:x="5.2cm" svg:y="2.851cm"><draw:text-box><text:p text:style-name="P129"><text:span text:style-name="T192">D</text:span></text:p></draw:text-box></draw:frame><draw:frame draw:style-name="gr42" draw:text-style-name="P134" svg:width="0.736cm" svg:height="0.676cm" svg:x="3.97cm" svg:y="4.14cm"><draw:text-box><text:p text:style-name="P129"><text:span text:style-name="T192">S</text:span></text:p></draw:text-box></draw:frame><draw:frame draw:style-name="gr45" draw:text-style-name="P134" svg:width="0.361cm" svg:height="0.675cm" svg:x="2.475cm" svg:y="2.831cm"><draw:text-box><text:p text:style-name="P129"><text:span text:style-name="T192">M</text:span></text:p></draw:text-box></draw:frame><draw:frame draw:style-name="gr46" draw:text-style-name="P134" svg:width="0.757cm" svg:height="0.675cm" svg:x="2.353cm" svg:y="0.395cm"><draw:text-box><text:p text:style-name="P129"><text:span text:style-name="T192">A</text:span></text:p></draw:text-box></draw:frame></draw:g><draw:line draw:style-name="gr39" draw:text-style-name="P132" svg:x1="4.898cm" svg:y1="1.736cm" svg:x2="4.689cm" svg:y2="1.994cm"><text:p/></draw:line><draw:line draw:style-name="gr39" draw:text-style-name="P132" svg:x1="4.174cm" svg:y1="2.804cm" svg:x2="4.179cm" svg:y2="3.117cm"><text:p/></draw:line><draw:line draw:style-name="gr39" draw:text-style-name="P132" svg:x1="5.327cm" svg:y1="1.27cm" svg:x2="5.118cm" svg:y2="1.528cm"><text:p/></draw:line><draw:custom-shape draw:style-name="gr47" draw:text-style-name="P135" svg:width="0.137cm" svg:height="0.135cm" svg:x="3.466cm" svg:y="3.5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135" svg:width="0.135cm" svg:height="0.137cm" svg:x="4.761cm" svg:y="3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42759983524361" text:continue-numbering="true" text:style-name="_5f_Numérotation_20_des_20_exercices">
        <text:list-item>
          <text:h text:style-name="P115" text:outline-level="1"><text:span text:style-name="_5f_Caractères">Pour chaque cas, code la figure à partir des informations de l’énoncé puis donne la nature du triangle en justifiant la réponse.</text:span></text:h>
        </text:list-item>
      </text:list>
      <text:h text:style-name="_5f_Paragraphe" text:outline-level="1"><text:span text:style-name="_5f_Caractères">ABC est tel que : </text:span><text:span text:style-name="_5f_Caractères"><draw:frame draw:style-name="fr6" draw:name="Objet11" text:anchor-type="as-char" svg:y="-0.381cm" svg:width="0.72cm" svg:height="0.464cm" draw:z-index="3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= 40° et </text:span><text:span text:style-name="_5f_Caractères"><draw:frame draw:style-name="fr6" draw:name="Object1" text:anchor-type="as-char" svg:y="-0.358cm" svg:width="0.728cm" svg:height="0.434cm" draw:z-index="35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= 40°.</text:span></text:h>
      <text:h text:style-name="_5f_Paragraphe" text:outline-level="1"><draw:g text:anchor-type="paragraph" draw:z-index="293" draw:name="Forme7" draw:style-name="gr25"><draw:custom-shape draw:style-name="gr33" draw:text-style-name="P131" svg:width="0.793cm" svg:height="0.793cm" draw:transform="skewX (-0.00226892802759263) rotate (1.95459422930845) translate (5.21229166666667cm 1.83268055555556cm)"><text:p/><draw:enhanced-geometry draw:glue-point-type="segments" draw:type="mso-spt100" draw:modifiers="-27.1463863748724 -69.92524474872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4" draw:text-style-name="P131" svg:width="0.791cm" svg:height="0.789cm" draw:transform="rotate (-0.4925319149128) translate (3.063875cm 0.786694444444445cm)"><text:p/><draw:enhanced-geometry draw:glue-point-type="segments" draw:type="mso-spt100" draw:modifiers="-27.1463863748724 -69.92524474872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Shape11_0" draw:style-name="gr17"><draw:line draw:style-name="gr35" draw:text-style-name="P128" svg:x1="3.206cm" svg:y1="1.328cm" svg:x2="5.456cm" svg:y2="1.328cm"><text:p/></draw:line><draw:line draw:style-name="gr35" draw:text-style-name="P128" svg:x1="3.206cm" svg:y1="1.326cm" svg:x2="4.332cm" svg:y2="0.382cm"><text:p/></draw:line><draw:line draw:style-name="gr35" draw:text-style-name="P128" svg:x1="4.335cm" svg:y1="0.386cm" svg:x2="5.459cm" svg:y2="1.328cm"><text:p/></draw:line><draw:frame draw:style-name="gr36" draw:text-style-name="P130" svg:width="0.257cm" svg:height="0.426cm" svg:x="2.921cm" svg:y="1.126cm"><draw:text-box><text:p text:style-name="P129"><text:span text:style-name="T191">A</text:span></text:p></draw:text-box></draw:frame><draw:frame draw:style-name="gr36" draw:text-style-name="P130" svg:width="0.257cm" svg:height="0.426cm" svg:x="5.507cm" svg:y="1.138cm"><draw:text-box><text:p text:style-name="P129"><text:span text:style-name="T191">B</text:span></text:p></draw:text-box></draw:frame><draw:frame draw:style-name="gr37" draw:text-style-name="P130" svg:width="0.258cm" svg:height="0.426cm" svg:x="4.195cm" svg:y="-0.051cm"><draw:text-box><text:p text:style-name="P129"><text:span text:style-name="T191">C</text:span></text:p></draw:text-box></draw:fram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><text:span text:style-name="_5f_Caractères">ABC est un triangle </text:span><text:span text:style-name="_5f_Caractères_5f_correction">isocèle</text:span><text:span text:style-name="_5f_Caractères"> car</text:span><text:span text:style-name="_5f_Caractères_5f_correction"> il <text:s/>a deux angles de même mesure </text:span><text:span text:style-name="_5f_Caractères_5f_correction"><draw:frame draw:style-name="fr5" draw:name="Objet18" text:anchor-type="as-char" svg:y="-0.381cm" svg:width="0.848cm" svg:height="0.464cm" draw:z-index="35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_5f_correction"><text:s/>et </text:span><text:span text:style-name="_5f_Caractères_5f_correction"><draw:frame draw:style-name="fr5" draw:name="Objet19" text:anchor-type="as-char" svg:y="-0.381cm" svg:width="0.734cm" svg:height="0.464cm" draw:z-index="35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_5f_Caractères">.</text:span></text:h>
      <text:list xml:id="list142759069917586" text:continue-numbering="true" text:style-name="_5f_Numérotation_20_des_20_exercices">
        <text:list-item>
          <text:h text:style-name="P115" text:outline-level="1"><draw:g text:anchor-type="paragraph" draw:z-index="294" draw:name="Forme8" draw:style-name="gr25"><draw:custom-shape draw:style-name="gr26" draw:text-style-name="P127" svg:width="0.793cm" svg:height="0.793cm" draw:transform="rotate (-0.494626310015193) translate (6.65868055555556cm 1.47813888888889cm)"><text:p/><draw:enhanced-geometry draw:glue-point-type="segments" draw:type="mso-spt100" draw:modifiers="-27.1463863748724 -87.33080073993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7" draw:text-style-name="P127" svg:width="0.793cm" svg:height="0.791cm" draw:transform="rotate (1.62647232993352) translate (8.02745833333333cm 2.43240277777778cm)"><text:p/><draw:enhanced-geometry draw:glue-point-type="segments" draw:type="mso-spt100" draw:modifiers="-27.1463863748724 -87.33080073993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8" draw:text-style-name="P127" svg:width="0.791cm" svg:height="0.793cm" draw:transform="skewX (-0.00226892802759262) rotate (-2.59006860995959) translate (8.15798611111111cm 0.763763888888889cm)"><text:p/><draw:enhanced-geometry draw:glue-point-type="segments" draw:type="mso-spt100" draw:modifiers="-27.1463863748724 -87.33080073993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Shape12_0" draw:style-name="gr17"><draw:line draw:style-name="gr29" draw:text-style-name="P128" svg:x1="6.809cm" svg:y1="2.021cm" svg:x2="8.42cm" svg:y2="2.021cm"><text:p/></draw:line><draw:line draw:style-name="gr29" draw:text-style-name="P128" svg:x1="6.809cm" svg:y1="2.021cm" svg:x2="7.614cm" svg:y2="0.624cm"><text:p/></draw:line><draw:line draw:style-name="gr29" draw:text-style-name="P128" svg:x1="7.62cm" svg:y1="0.638cm" svg:x2="8.42cm" svg:y2="2.023cm"><text:p/></draw:line><draw:frame draw:style-name="gr30" draw:text-style-name="P130" svg:width="0.216cm" svg:height="0.426cm" svg:x="6.551cm" svg:y="1.924cm"><draw:text-box><text:p text:style-name="P129"><text:span text:style-name="T191">F</text:span></text:p></draw:text-box></draw:frame><draw:frame draw:style-name="gr31" draw:text-style-name="P130" svg:width="0.278cm" svg:height="0.426cm" svg:x="8.476cm" svg:y="1.924cm"><draw:text-box><text:p text:style-name="P129"><text:span text:style-name="T191">D</text:span></text:p></draw:text-box></draw:frame><draw:frame draw:style-name="gr32" draw:text-style-name="P130" svg:width="0.235cm" svg:height="0.426cm" svg:x="7.505cm" svg:y="0.208cm"><draw:text-box><text:p text:style-name="P129"><text:span text:style-name="T191">E</text:span></text:p></draw:text-box></draw:frame></draw:g></draw:g><text:span text:style-name="_5f_Caractères">Code la figure à partir des informations de l’énoncé puis donne la nature du triangle en justifiant la réponse.</text:span></text:h>
          <text:h text:style-name="P115" text:outline-level="1"><text:span text:style-name="_5f_Caractères">DEF est tel que l’ angle </text:span><text:span text:style-name="_5f_Caractères"><draw:frame draw:style-name="fr6" draw:name="Objet5" text:anchor-type="as-char" svg:y="-0.376cm" svg:width="0.693cm" svg:height="0.459cm" draw:z-index="35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<text:s text:c="2"/>mesure 60° et <text:line-break/></text:span><text:span text:style-name="_5f_Caractères"><draw:frame draw:style-name="fr6" draw:name="Objet6" text:anchor-type="as-char" svg:y="-0.376cm" svg:width="0.693cm" svg:height="0.459cm" draw:z-index="36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=</text:span><draw:frame draw:style-name="fr6" draw:name="Objet7" text:anchor-type="as-char" svg:y="-0.376cm" svg:width="0.806cm" svg:height="0.459cm" draw:z-index="361"><draw:object xlink:href="./Object 14" xlink:type="simple" xlink:show="embed" xlink:actuate="onLoad"/><draw:image xlink:href="./ObjectReplacements/Object 14" xlink:type="simple" xlink:show="embed" xlink:actuate="onLoad"/><svg:desc>formula</svg:desc></draw:frame></text:h>
        </text:list-item>
      </text:list>
      <text:h text:style-name="_5f_Paragraphe" text:outline-level="1"><text:span text:style-name="_5f_Caractères">DEF est un triangle </text:span><text:span text:style-name="_5f_Caractères_5f_correction">équilatéral</text:span></text:h>
      <text:h text:style-name="_5f_Paragraphe_5f_Correction" text:outline-level="1"><text:span text:style-name="_5f_Caractères"><text:span text:style-name="T185">car</text:span></text:span><text:span text:style-name="_5f_Caractères_5f_correction"> il possède deux angles de 60° donc le troisième angle mesure aussi 60° </text:span><text:span text:style-name="_5f_Caractères_5f_correction"><text:span text:style-name="T184">afin</text:span></text:span><text:span text:style-name="_5f_Caractères_5f_correction"> que la somme des trois angles soit égale à 180°.</text:span></text:h>
      <text:h text:style-name="_5f_Paragraphe_5f_Correction" text:outline-level="1"><text:span text:style-name="_5f_Caractères_5f_correction"/></text:h>
      <text:list xml:id="list142759829315109" text:continue-numbering="true" text:style-name="_5f_Numérotation_20_des_20_exercices">
        <text:list-item>
          <text:h text:style-name="P116" text:outline-level="1"><text:span text:style-name="_5f_Caractères">Classe les triangles suivants dans le tableau.</text:span></text:h>
          <text:h text:style-name="P115" text:outline-level="1"><draw:g text:anchor-type="paragraph" draw:z-index="291" draw:name="Shape8_3" draw:style-name="gr38"><draw:g draw:style-name="gr17"><draw:line draw:style-name="gr48" draw:text-style-name="P136" svg:x1="0.106cm" svg:y1="1.473cm" svg:x2="1.584cm" svg:y2="1.473cm"><text:p/></draw:line><draw:line draw:style-name="gr49" draw:text-style-name="P136" svg:x1="0.845cm" svg:y1="-0.007cm" svg:x2="0.106cm" svg:y2="1.473cm"><text:p/></draw:line><draw:line draw:style-name="gr50" draw:text-style-name="P136" svg:x1="0.845cm" svg:y1="-0.007cm" svg:x2="1.584cm" svg:y2="1.473cm"><text:p/></draw:line><draw:ellipse draw:style-name="gr51" draw:text-style-name="P137" svg:width="0.149cm" svg:height="0.151cm" svg:x="1.139cm" svg:y="0.683cm"><text:p/></draw:ellipse><draw:ellipse draw:style-name="gr52" draw:text-style-name="P137" svg:width="0.151cm" svg:height="0.149cm" svg:x="0.405cm" svg:y="0.664cm"><text:p/></draw:ellipse><draw:frame draw:style-name="gr53" draw:text-style-name="P139" svg:width="0.75cm" svg:height="0.664cm" svg:x="0.698cm" svg:y="0.776cm"><draw:text-box><text:p text:style-name="P138"><text:span text:style-name="T193">1</text:span></text:p></draw:text-box></draw:frame></draw:g><draw:line draw:style-name="gr54" draw:text-style-name="P136" svg:x1="2.576cm" svg:y1="1.472cm" svg:x2="2.916cm" svg:y2="0.666cm"><text:p/></draw:line><draw:line draw:style-name="gr55" draw:text-style-name="P136" svg:x1="1.585cm" svg:y1="0.09cm" svg:x2="2.917cm" svg:y2="0.669cm"><text:p/></draw:line><draw:line draw:style-name="gr56" draw:text-style-name="P136" svg:x1="2.576cm" svg:y1="1.475cm" svg:x2="1.585cm" svg:y2="0.09cm"><text:p/></draw:line><draw:rect draw:style-name="gr57" draw:text-style-name="P137" svg:width="0.179cm" svg:height="0.175cm" draw:transform="rotate (2.74453024876108) translate (2.84691666666667cm 0.827263888888889cm)"><text:p/></draw:rect><draw:frame draw:style-name="gr53" draw:text-style-name="P139" svg:width="0.75cm" svg:height="0.664cm" svg:x="2.127cm" svg:y="0.505cm"><draw:text-box><text:p text:style-name="P138"><text:span text:style-name="T193">2</text:span></text:p></draw:text-box></draw:frame><draw:line draw:style-name="gr58" draw:text-style-name="P136" svg:x1="4.585cm" svg:y1="1.325cm" svg:x2="4.941cm" svg:y2="0.646cm"><text:p/></draw:line><draw:line draw:style-name="gr59" draw:text-style-name="P136" svg:x1="2.733cm" svg:y1="-0.083cm" svg:x2="4.585cm" svg:y2="1.325cm"><text:p/></draw:line><draw:line draw:style-name="gr60" draw:text-style-name="P136" svg:x1="2.733cm" svg:y1="-0.083cm" svg:x2="4.941cm" svg:y2="0.645cm"><text:p/></draw:line><draw:line draw:style-name="gr61" draw:text-style-name="P140" svg:x1="3.927cm" svg:y1="0.194cm" svg:x2="4.033cm" svg:y2="0.489cm"><text:p/></draw:line><draw:line draw:style-name="gr61" draw:text-style-name="P140" svg:x1="3.595cm" svg:y1="0.711cm" svg:x2="3.9cm" svg:y2="0.658cm"><text:p/></draw:line><draw:frame draw:style-name="gr53" draw:text-style-name="P139" svg:width="0.75cm" svg:height="0.664cm" svg:x="4.115cm" svg:y="0.524cm"><draw:text-box><text:p text:style-name="P138"><text:span text:style-name="T193">3</text:span></text:p></draw:text-box></draw:frame><draw:line draw:style-name="gr62" draw:text-style-name="P136" svg:x1="1.953cm" svg:y1="1.487cm" svg:x2="0.097cm" svg:y2="2.23cm"><text:p/></draw:line><draw:line draw:style-name="gr63" draw:text-style-name="P136" svg:x1="1.395cm" svg:y1="2.787cm" svg:x2="1.952cm" svg:y2="1.487cm"><text:p/></draw:line><draw:line draw:style-name="gr64" draw:text-style-name="P136" svg:x1="1.395cm" svg:y1="2.785cm" svg:x2="0.097cm" svg:y2="2.228cm"><text:p/></draw:line><draw:line draw:style-name="gr65" draw:text-style-name="P136" svg:x1="1.832cm" svg:y1="2.26cm" svg:x2="1.536cm" svg:y2="2.092cm"><text:p/></draw:line><draw:line draw:style-name="gr66" draw:text-style-name="P136" svg:x1="0.908cm" svg:y1="2.385cm" svg:x2="0.811cm" svg:y2="2.71cm"><text:p/></draw:line><draw:frame draw:style-name="gr53" draw:text-style-name="P139" svg:width="0.75cm" svg:height="0.664cm" svg:x="0.94cm" svg:y="1.921cm"><draw:text-box><text:p text:style-name="P138"><text:span text:style-name="T193">6</text:span></text:p></draw:text-box></draw:frame><draw:line draw:style-name="gr67" draw:text-style-name="P136" svg:x1="2.288cm" svg:y1="2.794cm" svg:x2="3.787cm" svg:y2="2.794cm"><text:p/></draw:line><draw:line draw:style-name="gr68" draw:text-style-name="P136" svg:x1="2.288cm" svg:y1="2.793cm" svg:x2="3.036cm" svg:y2="1.505cm"><text:p/></draw:line><draw:line draw:style-name="gr69" draw:text-style-name="P136" svg:x1="3.785cm" svg:y1="2.794cm" svg:x2="3.034cm" svg:y2="1.503cm"><text:p/></draw:line><draw:line draw:style-name="gr70" draw:text-style-name="P136" svg:x1="2.572cm" svg:y1="2.062cm" svg:x2="2.757cm" svg:y2="2.274cm"><text:p/></draw:line><draw:line draw:style-name="gr71" draw:text-style-name="P136" svg:x1="3.486cm" svg:y1="2.046cm" svg:x2="3.301cm" svg:y2="2.256cm"><text:p/></draw:line><draw:line draw:style-name="gr72" draw:text-style-name="P136" svg:x1="3.01cm" svg:y1="2.697cm" svg:x2="3.195cm" svg:y2="2.907cm"><text:p/></draw:line><draw:frame draw:style-name="gr53" draw:text-style-name="P139" svg:width="0.75cm" svg:height="0.664cm" svg:x="2.706cm" svg:y="2.096cm"><draw:text-box><text:p text:style-name="P138"><text:span text:style-name="T193">7</text:span></text:p></draw:text-box></draw:frame><draw:line draw:style-name="gr61" draw:text-style-name="P140" svg:x1="5.451cm" svg:y1="2.922cm" svg:x2="6.451cm" svg:y2="4.423cm"><text:p/></draw:line><draw:line draw:style-name="gr61" draw:text-style-name="P140" svg:x1="6.449cm" svg:y1="4.423cm" svg:x2="6.95cm" svg:y2="2.922cm"><text:p/></draw:line><draw:line draw:style-name="gr61" draw:text-style-name="P140" svg:x1="6.952cm" svg:y1="2.922cm" svg:x2="5.451cm" svg:y2="2.922cm"><text:p/></draw:line><draw:frame draw:style-name="gr73" draw:text-style-name="P139" svg:width="0.996cm" svg:height="0.664cm" svg:x="5.856cm" svg:y="3.018cm"><draw:text-box><text:p text:style-name="P138"><text:span text:style-name="T193">12</text:span></text:p></draw:text-box></draw:frame><draw:line draw:style-name="gr74" draw:text-style-name="P136" svg:x1="6.736cm" svg:y1="1.39cm" svg:x2="6.736cm" svg:y2="2.716cm"><text:p/></draw:line><draw:line draw:style-name="gr75" draw:text-style-name="P136" svg:x1="8.946cm" svg:y1="2.715cm" svg:x2="6.736cm" svg:y2="2.715cm"><text:p/></draw:line><draw:line draw:style-name="gr76" draw:text-style-name="P136" svg:x1="6.736cm" svg:y1="1.39cm" svg:x2="8.946cm" svg:y2="2.716cm"><text:p/></draw:line><draw:rect draw:style-name="gr77" draw:text-style-name="P137" svg:width="0.265cm" svg:height="0.265cm" svg:x="6.736cm" svg:y="2.452cm"><text:p/></draw:rect><draw:frame draw:style-name="gr53" draw:text-style-name="P139" svg:width="0.75cm" svg:height="0.664cm" svg:x="7.098cm" svg:y="1.969cm"><draw:text-box><text:p text:style-name="P138"><text:span text:style-name="T193">9</text:span></text:p></draw:text-box></draw:frame><draw:g draw:style-name="gr17"><draw:line draw:style-name="gr78" draw:text-style-name="P141" svg:x1="6.142cm" svg:y1="1.323cm" svg:x2="6.814cm" svg:y2="-0.12cm"><text:p/></draw:line><draw:line draw:style-name="gr79" draw:text-style-name="P141" svg:x1="6.142cm" svg:y1="1.319cm" svg:x2="5.239cm" svg:y2="0.023cm"><text:p/></draw:line><draw:line draw:style-name="gr80" draw:text-style-name="P141" svg:x1="6.813cm" svg:y1="-0.12cm" svg:x2="5.233cm" svg:y2="0.023cm"><text:p/></draw:line><draw:line draw:style-name="gr81" draw:text-style-name="P141" svg:x1="5.56cm" svg:y1="0.718cm" svg:x2="5.846cm" svg:y2="0.635cm"><text:p/></draw:line><draw:line draw:style-name="gr82" draw:text-style-name="P141" svg:x1="5.958cm" svg:y1="-0.17cm" svg:x2="6.076cm" svg:y2="0.102cm"><text:p/></draw:line><draw:line draw:style-name="gr83" draw:text-style-name="P141" svg:x1="6.366cm" svg:y1="0.58cm" svg:x2="6.65cm" svg:y2="0.495cm"><text:p/></draw:line></draw:g><draw:frame draw:style-name="gr84" draw:text-style-name="P142" svg:width="0.726cm" svg:height="0.625cm" svg:x="5.773cm" svg:y="0.129cm"><draw:text-box><text:p text:style-name="P138"><text:span text:style-name="T194">4</text:span></text:p></draw:text-box></draw:frame><draw:frame draw:style-name="gr73" draw:text-style-name="P143" svg:width="0.996cm" svg:height="0.664cm" svg:x="0.513cm" svg:y="3.403cm"><draw:text-box><text:p text:style-name="P138"><text:span text:style-name="T195">10</text:span></text:p></draw:text-box></draw:frame><draw:line draw:style-name="gr85" draw:text-style-name="P144" svg:x1="-0.001cm" svg:y1="3.53cm" svg:x2="0.849cm" svg:y2="4.428cm"><text:p/></draw:line><draw:line draw:style-name="gr86" draw:text-style-name="P144" svg:x1="2.342cm" svg:y1="3.011cm" svg:x2="0.85cm" svg:y2="4.429cm"><text:p/></draw:line><draw:line draw:style-name="gr87" draw:text-style-name="P144" svg:x1="-0.001cm" svg:y1="3.531cm" svg:x2="2.34cm" svg:y2="3.011cm"><text:p/></draw:line><draw:rect draw:style-name="gr88" draw:text-style-name="P145" svg:width="0.246cm" svg:height="0.251cm" draw:transform="skewX (0.00698131700797718) rotate (0.754854901487548) translate (0.680861111111111cm 4.24920833333333cm)"><text:p/></draw:rect><draw:g draw:style-name="gr17"><draw:line draw:style-name="gr89" draw:text-style-name="P146" svg:x1="8.402cm" svg:y1="1.317cm" svg:x2="8.166cm" svg:y2="-0.147cm"><text:p/></draw:line><draw:line draw:style-name="gr90" draw:text-style-name="P146" svg:x1="8.405cm" svg:y1="1.316cm" svg:x2="7.031cm" svg:y2="0.792cm"><text:p/></draw:line><draw:line draw:style-name="gr91" draw:text-style-name="P146" svg:x1="8.169cm" svg:y1="-0.147cm" svg:x2="7.028cm" svg:y2="0.793cm"><text:p/></draw:line><draw:line draw:style-name="gr92" draw:text-style-name="P146" svg:x1="7.643cm" svg:y1="1.153cm" svg:x2="7.818cm" svg:y2="0.94cm"><text:p/></draw:line><draw:line draw:style-name="gr93" draw:text-style-name="P146" svg:x1="7.486cm" svg:y1="0.268cm" svg:x2="7.721cm" svg:y2="0.416cm"><text:p/></draw:line><draw:line draw:style-name="gr94" draw:text-style-name="P146" svg:x1="8.194cm" svg:y1="0.628cm" svg:x2="8.37cm" svg:y2="0.415cm"><text:p/></draw:line></draw:g><draw:frame draw:style-name="gr95" draw:text-style-name="P139" svg:width="0.874cm" svg:height="0.664cm" svg:x="7.465cm" svg:y="0.334cm"><draw:text-box><text:p text:style-name="P138"><text:span text:style-name="T193"><text:s/></text:span><text:span text:style-name="T193">5</text:span></text:p></draw:text-box></draw:frame><draw:line draw:style-name="gr96" draw:text-style-name="P140" svg:x1="4.244cm" svg:y1="2.668cm" svg:x2="4.182cm" svg:y2="4.04cm"><text:p/></draw:line><draw:line draw:style-name="gr96" draw:text-style-name="P140" svg:x1="2.82cm" svg:y1="3.981cm" svg:x2="4.185cm" svg:y2="4.041cm"><text:p/></draw:line><draw:line draw:style-name="gr96" draw:text-style-name="P140" svg:x1="2.82cm" svg:y1="3.98cm" svg:x2="4.247cm" svg:y2="2.668cm"><text:p/></draw:line><draw:rect draw:style-name="gr97" draw:text-style-name="P147" svg:width="0.276cm" svg:height="0.276cm" draw:transform="skewX (0.00645771823237902) rotate (1.53239908325102) translate (3.91406944444444cm 4.02872222222222cm)"><text:p/></draw:rect><draw:path draw:style-name="gr97" draw:text-style-name="P147" svg:width="0.397cm" svg:height="0.2cm" svg:x="3.262cm" svg:y="3.909cm" svg:viewBox="0 0 398 201" svg:d="M0 171c129-251 126-121 126-121l178 151 94-134-15-67"><text:p/></draw:path><draw:path draw:style-name="gr97" draw:text-style-name="P147" svg:width="0.23cm" svg:height="0.356cm" svg:x="4.108cm" svg:y="3.159cm" svg:viewBox="0 0 231 357" svg:d="M5 357c203-96 135-110 135-110l-140-169 128-78 103 13"><text:p/></draw:path><draw:frame draw:style-name="gr98" draw:text-style-name="P139" svg:width="1.119cm" svg:height="0.664cm" svg:x="3.214cm" svg:y="3.158cm"><draw:text-box><text:p text:style-name="P138"><text:span text:style-name="T193"><text:s/></text:span><text:span text:style-name="T193">11</text:span></text:p></draw:text-box></draw:frame><draw:line draw:style-name="gr96" draw:text-style-name="P140" svg:x1="4.324cm" svg:y1="1.498cm" svg:x2="6.141cm" svg:y2="1.498cm"><text:p/></draw:line><draw:line draw:style-name="gr96" draw:text-style-name="P140" svg:x1="4.324cm" svg:y1="1.498cm" svg:x2="5.232cm" svg:y2="2.867cm"><text:p/></draw:line><draw:line draw:style-name="gr96" draw:text-style-name="P140" svg:x1="6.138cm" svg:y1="1.498cm" svg:x2="5.23cm" svg:y2="2.867cm"><text:p/></draw:line><draw:path draw:style-name="gr97" draw:text-style-name="P147" svg:width="0.352cm" svg:height="0.32cm" svg:x="4.666cm" svg:y="2.072cm" svg:viewBox="0 0 353 321" svg:d="M0 71c64-23 129-46 194-71 18 65-90 254-72 319 37 18 196-90 231-70"><text:p/></draw:path><draw:path draw:style-name="gr97" draw:text-style-name="P147" svg:width="0.354cm" svg:height="0.32cm" svg:x="5.549cm" svg:y="2.02cm" svg:viewBox="0 0 355 321" svg:d="M0 252c66 21 129 44 196 69 16-65-90-254-70-319 33-18 194 90 229 72"><text:p/></draw:path><draw:frame draw:style-name="gr95" draw:text-style-name="P139" svg:width="0.874cm" svg:height="0.664cm" svg:x="4.865cm" svg:y="1.623cm"><draw:text-box><text:p text:style-name="P138"><text:span text:style-name="T193"><text:s/></text:span><text:span text:style-name="T193">8</text:span></text:p></draw:text-box></draw:frame></draw:g><text:span text:style-name="_5f_Caractères"/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_5f_Tableau_5f_Centré_5f_Gras" text:outline-level="1">Quelconque</text:h>
          </table:table-cell>
          <table:table-cell table:style-name="Table1.A1" office:value-type="string">
            <text:h text:style-name="_5f_Tableau_5f_Centré_5f_Gras" text:outline-level="1">Isocèle</text:h>
          </table:table-cell>
          <table:table-cell table:style-name="Table1.A1" office:value-type="string">
            <text:h text:style-name="_5f_Tableau_5f_Centré_5f_Gras" text:outline-level="1">Rectangle</text:h>
          </table:table-cell>
          <table:table-cell table:style-name="Table1.D1" office:value-type="string">
            <text:h text:style-name="_5f_Tableau_5f_Centré_5f_Gras" text:outline-level="1">Équilatéral</text:h>
          </table:table-cell>
        </table:table-row>
        <table:table-row>
          <table:table-cell table:style-name="Table1.A2" office:value-type="string">
            <text:h text:style-name="_5f_Tableau_5f_Centré_5f_Gras" text:outline-level="1"><text:span text:style-name="_5f_Caractères_5f_correction"/></text:h>
            <text:h text:style-name="_5f_Tableau_5f_Centré_5f_Gras" text:outline-level="1"><text:span text:style-name="_5f_Caractères_5f_correction"><text:span text:style-name="T186">12</text:span></text:span></text:h>
          </table:table-cell>
          <table:table-cell table:style-name="Table1.B2" office:value-type="string">
            <text:h text:style-name="_5f_Tableau_5f_Centré" text:outline-level="1"><text:span text:style-name="_5f_Caractères_5f_correction">1 <text:s text:c="5"/>3 </text:span></text:h>
            <text:h text:style-name="P102" text:outline-level="1"><text:span text:style-name="_5f_Caractères_5f_correction"><text:span text:style-name="T187">(4) <text:s/>(5) </text:span></text:span></text:h>
            <text:h text:style-name="P102" text:outline-level="1"><text:span text:style-name="_5f_Caractères_5f_correction">6 <text:s/></text:span><text:span text:style-name="_5f_Caractères_5f_correction"><text:span text:style-name="T187">(7)</text:span></text:span><text:span text:style-name="_5f_Caractères_5f_correction"> <text:s text:c="3"/>8 <text:s text:c="3"/>11</text:span></text:h>
          </table:table-cell>
          <table:table-cell table:style-name="Table1.C2" office:value-type="string">
            <text:h text:style-name="_5f_Tableau_5f_Centré" text:outline-level="1"><text:span text:style-name="_5f_Caractères_5f_correction">2 <text:s text:c="6"/>9 </text:span></text:h>
            <text:h text:style-name="_5f_Tableau_5f_Centré" text:outline-level="1"><text:span text:style-name="_5f_Caractères_5f_correction">10 </text:span></text:h>
            <text:h text:style-name="_5f_Tableau_5f_Centré" text:outline-level="1"><text:span text:style-name="_5f_Caractères_5f_correction">11</text:span></text:h>
          </table:table-cell>
          <table:table-cell table:style-name="Table1.D2" office:value-type="string">
            <text:h text:style-name="_5f_Tableau_5f_Centré" text:outline-level="1"><text:span text:style-name="_5f_Caractères_5f_correction">4 <text:s text:c="6"/>5</text:span></text:h>
            <text:h text:style-name="_5f_Tableau_5f_Centré" text:outline-level="1"><text:span text:style-name="_5f_Caractères_5f_correction">7</text:span></text:h>
          </table:table-cell>
        </table:table-row>
      </table:table>
      <text:list xml:id="list142760735356235" text:continue-numbering="true" text:style-name="_5f_Numérotation_20_des_20_exercices">
        <text:list-item>
          <text:h text:style-name="P115" text:outline-level="1"><text:span text:style-name="_5f_Caractères">Le quadrilatère ABCD est un carré et les triangles DEF et FGC sont équilatéraux.</text:span></text:h>
          <text:h text:style-name="P115" text:outline-level="1"><draw:g text:anchor-type="paragraph" draw:z-index="295" draw:name="Forme1_0" draw:style-name="gr12"><draw:custom-shape draw:style-name="gr13" draw:text-style-name="P122" svg:width="5.629cm" svg:height="2.816cm" svg:x="1.916cm" svg:y="0.287cm"><text:p/><draw:enhanced-geometry svg:viewBox="0 0 21600 21600" draw:mirror-horizontal="false" draw:mirror-vertical="false" draw:type="rectangle" draw:enhanced-path="M 0 0 L 21600 0 21600 21600 0 21600 0 0 Z N"/></draw:custom-shape><draw:frame draw:style-name="gr14" draw:text-style-name="P124" svg:width="0.309cm" svg:height="0.493cm" svg:x="1.69cm" svg:y="-0.101cm"><draw:text-box><text:p text:style-name="P123"><text:span text:style-name="T190">A</text:span></text:p></draw:text-box></draw:frame><draw:frame draw:style-name="gr15" draw:text-style-name="P124" svg:width="0.295cm" svg:height="0.509cm" svg:x="3.2cm" svg:y="5.545cm"><draw:text-box><text:p text:style-name="P123"><text:span text:style-name="T190">E</text:span></text:p></draw:text-box></draw:frame><draw:frame draw:style-name="gr16" draw:text-style-name="P124" svg:width="0.376cm" svg:height="0.632cm" svg:x="6.034cm" svg:y="0.301cm"><draw:text-box><text:p text:style-name="P123"><text:span text:style-name="T190">G</text:span></text:p></draw:text-box></draw:frame><draw:frame draw:style-name="gr14" draw:text-style-name="P124" svg:width="0.309cm" svg:height="0.493cm" svg:x="7.557cm" svg:y="-0.099cm"><draw:text-box><text:p text:style-name="P123"><text:span text:style-name="T190">B</text:span></text:p></draw:text-box></draw:frame><draw:frame draw:style-name="gr14" draw:text-style-name="P124" svg:width="0.309cm" svg:height="0.493cm" svg:x="7.544cm" svg:y="3.074cm"><draw:text-box><text:p text:style-name="P123"><text:span text:style-name="T190">C</text:span></text:p></draw:text-box></draw:frame><draw:g draw:style-name="gr17"><draw:line draw:style-name="gr18" draw:text-style-name="P125" svg:x1="6.142cm" svg:y1="0.656cm" svg:x2="4.738cm" svg:y2="3.103cm"><text:p/></draw:line><draw:line draw:style-name="gr19" draw:text-style-name="P125" svg:x1="6.142cm" svg:y1="0.656cm" svg:x2="7.545cm" svg:y2="3.103cm"><text:p/></draw:line></draw:g><draw:frame draw:style-name="gr20" draw:text-style-name="P124" svg:width="0.295cm" svg:height="0.426cm" svg:x="1.6cm" svg:y="3.037cm"><draw:text-box><text:p text:style-name="P123"><text:span text:style-name="T190">D</text:span></text:p></draw:text-box></draw:frame><draw:frame draw:style-name="gr21" draw:text-style-name="P124" svg:width="0.294cm" svg:height="0.533cm" svg:x="4.747cm" svg:y="3.129cm"><draw:text-box><text:p text:style-name="P123"><text:span text:style-name="T190">F</text:span></text:p></draw:text-box></draw:frame><draw:ellipse draw:style-name="gr22" draw:text-style-name="P126" svg:width="0.888cm" svg:height="0.893cm" svg:x="4.284cm" svg:y="2.671cm" draw:kind="arc" draw:start-angle="0.41" draw:end-angle="60.89"><text:p/></draw:ellipse><draw:ellipse draw:style-name="gr23" draw:text-style-name="P126" svg:width="0.897cm" svg:height="0.892cm" draw:transform="skewX (-0.00994837673636771) rotate (2.08985724633801) translate (7.39422222222222cm 3.71298611111111cm)" draw:kind="arc" draw:start-angle="0.41" draw:end-angle="60.89"><text:p/></draw:ellipse><draw:ellipse draw:style-name="gr24" draw:text-style-name="P126" svg:width="0.893cm" svg:height="0.89cm" draw:transform="skewX (0.00401425727958684) rotate (-2.0919516414404) translate (6.74158333333333cm 0.513291666666667cm)" draw:kind="arc" draw:start-angle="0.41" draw:end-angle="60.89"><text:p/></draw:ellipse><draw:ellipse draw:style-name="gr22" draw:text-style-name="P126" svg:width="0.955cm" svg:height="0.959cm" svg:x="4.258cm" svg:y="2.637cm" draw:kind="arc" draw:start-angle="0.41" draw:end-angle="60.89"><text:p/></draw:ellipse><draw:ellipse draw:style-name="gr24" draw:text-style-name="P126" svg:width="0.904cm" svg:height="0.916cm" draw:transform="skewX (-0.0289724655831057) rotate (-2.10626334130676) translate (6.76804166666667cm 0.546805555555556cm)" draw:kind="arc" draw:start-angle="0.41" draw:end-angle="60.89"><text:p/></draw:ellipse><draw:ellipse draw:style-name="gr23" draw:text-style-name="P126" svg:width="0.936cm" svg:height="0.902cm" draw:transform="skewX (-0.0605629250442034) rotate (2.06646983436129) translate (7.36247222222222cm 3.73944444444444cm)" draw:kind="arc" draw:start-angle="0.41" draw:end-angle="60.89"><text:p/></draw:ellipse><draw:g draw:style-name="gr17"><draw:line draw:style-name="gr18" draw:text-style-name="P125" svg:x1="3.316cm" svg:y1="5.566cm" svg:x2="4.733cm" svg:y2="3.121cm"><text:p/></draw:line><draw:line draw:style-name="gr19" draw:text-style-name="P125" svg:x1="3.316cm" svg:y1="5.564cm" svg:x2="1.908cm" svg:y2="3.115cm"><text:p/></draw:line></draw:g><draw:circle draw:style-name="gr22" draw:text-style-name="P126" svg:width="0.893cm" svg:height="0.893cm" draw:transform="rotate (3.1396727914126) translate (5.18936111111111cm 3.56658333333333cm)" draw:kind="arc" draw:start-angle="0.41" draw:end-angle="60.89"><text:p/></draw:circle><draw:ellipse draw:style-name="gr23" draw:text-style-name="P126" svg:width="0.897cm" svg:height="0.893cm" draw:transform="skewX (-0.00401425727958702) rotate (-1.04999007799979) translate (2.06022222222222cm 2.51530555555556cm)" draw:kind="arc" draw:start-angle="0.41" draw:end-angle="60.89"><text:p/></draw:ellipse><draw:circle draw:style-name="gr24" draw:text-style-name="P126" svg:width="0.895cm" svg:height="0.895cm" draw:transform="rotate (1.0463248865706) translate (2.71109722222222cm 5.72029166666667cm)" draw:kind="arc" draw:start-angle="0.41" draw:end-angle="60.89"><text:p/></draw:circle><draw:ellipse draw:style-name="gr22" draw:text-style-name="P126" svg:width="0.96cm" svg:height="0.959cm" draw:transform="rotate (3.1396727914126) translate (5.21405555555556cm 3.60009722222222cm)" draw:kind="arc" draw:start-angle="0.41" draw:end-angle="60.89"><text:p/></draw:ellipse><draw:ellipse draw:style-name="gr24" draw:text-style-name="P126" svg:width="0.904cm" svg:height="0.92cm" draw:transform="skewX (-0.0345575191894879) rotate (1.02939519282626) translate (2.68463888888889cm 5.68677777777778cm)" draw:kind="arc" draw:start-angle="0.41" draw:end-angle="60.89"><text:p/></draw:ellipse><draw:ellipse draw:style-name="gr23" draw:text-style-name="P126" svg:width="0.936cm" svg:height="0.906cm" draw:transform="skewX (-0.0525344104850294) rotate (-1.07337748997651) translate (2.09197222222222cm 2.49413888888889cm)" draw:kind="arc" draw:start-angle="0.41" draw:end-angle="60.89"><text:p/></draw:ellipse></draw:g><text:span text:style-name="_5f_Caractères"/></text:h>
        </text:list-item>
      </text:list>
      <text:h text:style-name="_5f_Paragraphe" text:outline-level="1"/>
      <text:list xml:id="list1112058529" text:style-name="_5f_Numérotation_20_des_20_exercices">
        <text:list-item>
          <text:list>
            <text:list-item text:start-value="1">
              <text:p text:style-name="P112"><text:span text:style-name="_5f_Caractères">Quelle est la mesure de l'angle </text:span><text:span text:style-name="_5f_Caractères"><draw:frame draw:style-name="fr6" draw:name="Objet27" text:anchor-type="as-char" svg:y="-0.376cm" svg:width="0.746cm" svg:height="0.459cm" draw:z-index="36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">? Justifie</text:span></text:p>
            </text:list-item>
          </text:list>
        </text:list-item>
      </text:list>
      <text:h text:style-name="_5f_Paragraphe" text:outline-level="1"><text:span text:style-name="_5f_Caractères_5f_correction"><draw:frame draw:style-name="fr5" draw:name="Objet20" text:anchor-type="as-char" svg:y="-0.376cm" svg:width="0.746cm" svg:height="0.459cm" draw:z-index="36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_5f_correction"><text:s/>= </text:span><text:span text:style-name="_5f_Caractères_5f_correction"><draw:frame draw:style-name="fr5" draw:name="Objet21" text:anchor-type="as-char" svg:y="-0.381cm" svg:width="0.771cm" svg:height="0.464cm" draw:z-index="37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_5f_correction"><text:s/>+</text:span><text:span text:style-name="_5f_Caractères_5f_correction"><draw:frame draw:style-name="fr5" draw:name="Objet22" text:anchor-type="as-char" svg:y="-0.376cm" svg:width="0.693cm" svg:height="0.459cm" draw:z-index="37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_5f_correction"> = 90° + 60° car </text:span><text:span text:style-name="_5f_Caractères_5f_correction"><text:span text:style-name="T184">ABCD </text:span></text:span><text:span text:style-name="_5f_Caractères_5f_correction">est un </text:span><text:span text:style-name="_5f_Caractères_5f_correction"><text:span text:style-name="T184">rectangle </text:span></text:span><text:span text:style-name="_5f_Caractères_5f_correction">et </text:span><text:span text:style-name="_5f_Caractères_5f_correction"><text:span text:style-name="T184">DEF</text:span></text:span><text:span text:style-name="_5f_Caractères_5f_correction"> un triangle équilatéral.</text:span></text:h>
      <text:h text:style-name="_5f_Paragraphe" text:outline-level="1"><text:span text:style-name="_5f_Caractères_5f_correction">Donc </text:span><text:span text:style-name="_5f_Caractères_5f_correction"><draw:frame draw:style-name="fr5" draw:name="Objet23" text:anchor-type="as-char" svg:y="-0.376cm" svg:width="0.746cm" svg:height="0.459cm" draw:z-index="37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_5f_correction"><text:s/>= 150°.</text:span></text:h>
      <text:p text:style-name="_5f_Paragraphe_5f_Réponse_5f_Pointillés_5f_Grisés"><text:span text:style-name="_5f_Caractères_5f_correction"/></text:p>
      <text:list xml:id="list142758999704425" text:continue-numbering="true" text:style-name="_5f_Numérotation_20_des_20_exercices">
        <text:list-item>
          <text:list>
            <text:list-item>
              <text:p text:style-name="P112"><text:span text:style-name="_5f_Caractères">Quelle est la mesure de l'angle </text:span><text:span text:style-name="_5f_Caractères"><draw:frame draw:style-name="fr6" draw:name="Objet25" text:anchor-type="as-char" svg:y="-0.381cm" svg:width="0.758cm" svg:height="0.464cm" draw:z-index="373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? Justifie. </text:span></text:p>
            </text:list-item>
          </text:list>
        </text:list-item>
      </text:list>
      <text:h text:style-name="_5f_Paragraphe_5f_Correction" text:outline-level="1"><text:span text:style-name="_5f_Caractères_5f_correction"><draw:frame draw:style-name="fr5" draw:name="Objet28" text:anchor-type="as-char" svg:y="-0.381cm" svg:width="0.758cm" svg:height="0.464cm" draw:z-index="374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_5f_correction"><text:s/>= </text:span><text:span text:style-name="_5f_Caractères_5f_correction"><draw:frame draw:style-name="fr5" draw:name="Objet29" text:anchor-type="as-char" svg:y="-0.381cm" svg:width="0.757cm" svg:height="0.464cm" draw:z-index="37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_5f_correction"><text:s/>– </text:span><text:span text:style-name="_5f_Caractères_5f_correction"><draw:frame draw:style-name="fr5" draw:name="Objet30" text:anchor-type="as-char" svg:y="-0.381cm" svg:width="0.72cm" svg:height="0.464cm" draw:z-index="37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_5f_correction"><text:s/>= 90° – <text:s/>60° car </text:span><text:span text:style-name="_5f_Caractères_5f_correction"><text:span text:style-name="T184">ABCD</text:span></text:span><text:span text:style-name="_5f_Caractères_5f_correction"> est un </text:span><text:span text:style-name="_5f_Caractères_5f_correction"><text:span text:style-name="T184">rectangle</text:span></text:span><text:span text:style-name="_5f_Caractères_5f_correction"> et FGC un triangle équilatéral.</text:span></text:h>
      <text:h text:style-name="_5f_Paragraphe_5f_Correction" text:outline-level="1"><text:span text:style-name="_5f_Caractères_5f_correction">Donc </text:span><text:span text:style-name="_5f_Caractères_5f_correction"><draw:frame draw:style-name="fr5" draw:name="Objet24" text:anchor-type="as-char" svg:y="-0.381cm" svg:width="0.758cm" svg:height="0.464cm" draw:z-index="37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_5f_correction"><text:s/>= </text:span><text:span text:style-name="_5f_Caractères_5f_correction"><text:span text:style-name="T184">3</text:span></text:span><text:span text:style-name="_5f_Caractères_5f_correction">0°</text:span><text:span text:style-name="_5f_pointillés_20_gris">..</text:span></text:h>
      <text:p text:style-name="_5f_Paragraphe_5f_Réponse_5f_Pointillés_5f_Grisés"><text:soft-page-break/><text:span text:style-name="_5f_pointillés_20_gris"/></text:p>
      <text:list xml:id="list142760465141989" text:continue-numbering="true" text:style-name="_5f_Numérotation_20_des_20_exercices">
        <text:list-item>
          <text:list>
            <text:list-item>
              <text:p text:style-name="P112"><text:span text:style-name="_5f_Caractères">Quelle est la mesure de l'angle </text:span><text:span text:style-name="_5f_Caractères"><draw:frame draw:style-name="fr6" draw:name="Objet26" text:anchor-type="as-char" svg:y="-0.381cm" svg:width="0.744cm" svg:height="0.464cm" draw:z-index="37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? Justifie.</text:span></text:p>
            </text:list-item>
          </text:list>
        </text:list-item>
      </text:list>
      <text:h text:style-name="_5f_Paragraphe_5f_Correction" text:outline-level="1"><text:span text:style-name="_5f_Caractères_5f_correction"><draw:frame draw:style-name="fr5" draw:name="Objet32" text:anchor-type="as-char" svg:y="-0.381cm" svg:width="0.744cm" svg:height="0.464cm" draw:z-index="379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_5f_correction"><text:s/>= </text:span><text:span text:style-name="_5f_Caractères_5f_correction"><draw:frame draw:style-name="fr5" draw:name="Objet33" text:anchor-type="as-char" svg:y="-0.381cm" svg:width="0.716cm" svg:height="0.464cm" draw:z-index="380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_5f_correction"><text:s/>– </text:span><text:span text:style-name="_5f_Caractères_5f_correction"><draw:frame draw:style-name="fr5" draw:name="Objet34" text:anchor-type="as-char" svg:y="-0.381cm" svg:width="0.72cm" svg:height="0.464cm" draw:z-index="381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_5f_Caractères_5f_correction"><text:s/>= 180°- 60° car <text:s/></text:span><text:span text:style-name="_5f_Caractères_5f_correction"><draw:frame draw:style-name="fr5" draw:name="Objet36" text:anchor-type="as-char" svg:y="-0.381cm" svg:width="0.716cm" svg:height="0.464cm" draw:z-index="38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_5f_Caractères_5f_correction"><text:s/>est un angle plat et </text:span><text:span text:style-name="_5f_Caractères_5f_correction"><text:span text:style-name="T184">GFC</text:span></text:span><text:span text:style-name="_5f_Caractères_5f_correction"> un triangle équilatéral.</text:span></text:h>
      <text:h text:style-name="_5f_Paragraphe_5f_Correction" text:outline-level="1"><text:span text:style-name="_5f_Caractères_5f_correction">Donc </text:span><text:span text:style-name="_5f_Caractères_5f_correction"><draw:frame draw:style-name="fr5" draw:name="Objet31" text:anchor-type="as-char" svg:y="-0.381cm" svg:width="0.744cm" svg:height="0.464cm" draw:z-index="383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_5f_correction"><text:s/>= </text:span><text:span text:style-name="_5f_Caractères_5f_correction"><text:span text:style-name="T184">120</text:span></text:span><text:span text:style-name="_5f_Caractères_5f_correction">°.</text:span></text:h>
      <text:h text:style-name="_5f_Paragraphe_5f_Correction" text:outline-level="1"><text:span text:style-name="_5f_Caractères_5f_correction"/></text:h>
      <text:list xml:id="list142760698282084" text:continue-numbering="true" text:style-name="_5f_Numérotation_20_des_20_exercices">
        <text:list-item>
          <text:list>
            <text:list-item>
              <text:p text:style-name="P112"><text:span text:style-name="_5f_Caractères">Comment semblent être les points G, F et E ? (On ne demande pas de le démontrer.)</text:span></text:p>
            </text:list-item>
          </text:list>
        </text:list-item>
      </text:list>
      <text:h text:style-name="_5f_Paragraphe" text:outline-level="1"><text:span text:style-name="_5f_Caractères_5f_correction">G, F et E semblent être alignés.</text:span></text:h>
      <text:h text:style-name="_5f_Paragraphe" text:outline-level="1"><text:span text:style-name="_5f_Caractères_5f_correction"/></text:h>
      <text:list xml:id="list142759187963219" text:continue-list="list142760735356235" text:style-name="_5f_Numérotation_20_des_20_exercices">
        <text:list-header>
          <text:h text:style-name="P116" text:outline-level="1"><text:span text:style-name="_5f_Caractères"/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styles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ed_20__28_var_29_" draw:display-name="Dashed (var)" draw:style="rect" draw:dots1="1" draw:dots1-length="112%" draw:distance="72%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9" draw:display-name="Dashed (var) 499" draw:style="round" draw:dots2="2" draw:distance="0.023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_5f_Header_20_G_20_page_20_impaire_20__28_D_29_">
      <style:text-properties officeooo:rsid="0139bdf8" officeooo:paragraph-rsid="0139bdf8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99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84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6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6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6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6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52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5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5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5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4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4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47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4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4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38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9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4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3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3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34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3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30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1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32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3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2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24" draw:name="Shape3_12" draw:style-name="Mgr5" draw:text-style-name="MP1" svg:x1="10.308cm" svg:y1="0.388cm" svg:x2="20.496cm" svg:y2="0.36cm"><text:p/></draw:line><draw:path text:anchor-type="paragraph" draw:z-index="32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26" draw:name="Shape3_27" draw:style-name="Mgr5" draw:text-style-name="MP1" svg:x1="10.308cm" svg:y1="0.388cm" svg:x2="20.496cm" svg:y2="0.36cm"><text:p/></draw:line><draw:path text:anchor-type="paragraph" draw:z-index="32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7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1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3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4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1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2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9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0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5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2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19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00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23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0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8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9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6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7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4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5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2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3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0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1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7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4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5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6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1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21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22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19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20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MP71"><text:span text:style-name="MT126">N</text:span><text:span text:style-name="MT127">ature d’un triangle</text:span></text:p>
      </style:header>
      <style:footer>
        <text:p text:style-name="MP2"/>
      </style:footer>
      <style:footer-left>
        <text:p text:style-name="MP5"/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0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0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40">déplacer</text:span></text:p></draw:text-box></draw:frame><draw:g text:anchor-type="paragraph" draw:z-index="9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8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6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13" draw:name="Shape7_8" draw:style-name="Mgr9" draw:text-style-name="MP1" svg:x1="9.042cm" svg:y1="0.36cm" svg:x2="20.461cm" svg:y2="0.36cm"><text:p/></draw:line><draw:path text:anchor-type="paragraph" draw:z-index="314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15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1"><draw:line text:anchor-type="paragraph" draw:z-index="316" draw:name="Shape7_9" draw:style-name="Mgr9" draw:text-style-name="MP1" svg:x1="9.042cm" svg:y1="0.36cm" svg:x2="20.461cm" svg:y2="0.36cm"><text:p/></draw:line><draw:path text:anchor-type="paragraph" draw:z-index="317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18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4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0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3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307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8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0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1"><draw:path text:anchor-type="paragraph" draw:z-index="310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11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12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2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103826504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1">Volumes : </text:span><text:span text:style-name="MT148">Calculs et conversions</text:span> </text:p></draw:text-box></draw:frame><draw:g text:anchor-type="paragraph" draw:z-index="70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2759974226791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1">Volumes : </text:span><text:span text:style-name="MT148">Calculs et conversions</text:span> </text:p></draw:text-box></draw:frame><draw:g text:anchor-type="paragraph" draw:z-index="71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8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9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6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7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5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2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9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0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1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8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5">Constructions géométriques : </text:span><text:span text:style-name="MT156">Reproduire</text:span></text:p>
      </style:header>
      <style:header-left>
        <text:p text:style-name="MP96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6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7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4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5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304" draw:name="Shape9" draw:style-name="Mgr1" draw:text-style-name="MP1" svg:x1="11.559cm" svg:y1="0.36cm" svg:x2="20.5cm" svg:y2="0.36cm"><text:p/></draw:line><draw:frame text:anchor-type="paragraph" draw:z-index="305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306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3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2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1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9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0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7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8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6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4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45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header-left>
        <text:p text:style-name="MP73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2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3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0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1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3">patrons</text:span></text:p></draw:text-box></draw:frame><draw:g text:anchor-type="paragraph" draw:z-index="38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39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6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7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2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2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02" draw:name="Shape3_0" draw:style-name="Mgr14" draw:text-style-name="MP1" svg:x1="10.893cm" svg:y1="0.403cm" svg:x2="20.503cm" svg:y2="0.327cm"><text:p/></draw:line><draw:path text:anchor-type="char" draw:z-index="6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8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303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7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9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301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4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5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2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3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4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5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0-06T14:27:56.595000000</dc:date>
    <meta:editing-duration>P2DT12H39M33S</meta:editing-duration>
    <meta:editing-cycles>233</meta:editing-cycles>
    <meta:generator>LibreOffice/7.4.3.2$Windows_X86_64 LibreOffice_project/1048a8393ae2eeec98dff31b5c133c5f1d08b890</meta:generator>
    <meta:document-statistic meta:table-count="1" meta:image-count="0" meta:object-count="23" meta:page-count="2" meta:paragraph-count="805" meta:word-count="3002" meta:character-count="19552" meta:non-whitespace-character-count="16916"/>
  </office:meta>
</office:document-meta>
</file>

<file path=Object 10/content.xml><?xml version="1.0" encoding="utf-8"?>
<math xmlns="http://www.w3.org/1998/Math/MathML" display="block">
  <semantics>
    <mover accent="true">
      <mi mathvariant="italic">ABC</mi>
      <mo stretchy="true">^</mo>
    </mover>
    <annotation encoding="StarMath 5.0"> widehat  ABC</annotation>
  </semantics>
</math>
</file>

<file path=Object 11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size 10{ widehat {"EDF"}}</annotation>
  </semantics>
</math>
</file>

<file path=Object 13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 size 10{ widehat {"EDF"}}</annotation>
  </semantics>
</math>
</file>

<file path=Object 14/content.xml><?xml version="1.0" encoding="utf-8"?>
<math xmlns="http://www.w3.org/1998/Math/MathML" display="block">
  <semantics>
    <mstyle mathsize="10pt">
      <mover accent="true">
        <mtext>EFD.</mtext>
        <mo stretchy="true">^</mo>
      </mover>
    </mstyle>
    <annotation encoding="StarMath 5.0">size 10{ widehat {"EFD."}}</annotation>
  </semantics>
</math>
</file>

<file path=Object 15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16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17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23/content.xml><?xml version="1.0" encoding="utf-8"?>
<math xmlns="http://www.w3.org/1998/Math/MathML" display="block">
  <semantics>
    <mstyle mathsize="10pt">
      <mover accent="true">
        <mtext> BAC</mtext>
        <mo stretchy="true">^</mo>
      </mover>
    </mstyle>
    <annotation encoding="StarMath 5.0">size 10{ widehat {" BAC"}}</annotation>
  </semantics>
</math>
</file>

<file path=Object 24/content.xml><?xml version="1.0" encoding="utf-8"?>
<math xmlns="http://www.w3.org/1998/Math/MathML" display="block">
  <semantics>
    <mstyle mathsize="10pt">
      <mover accent="true">
        <mtext>ABC</mtext>
        <mo stretchy="true">^</mo>
      </mover>
    </mstyle>
    <annotation encoding="StarMath 5.0">size 10{ widehat {"ABC"}}</annotation>
  </semantics>
</math>
</file>

<file path=Object 25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26/content.xml><?xml version="1.0" encoding="utf-8"?>
<math xmlns="http://www.w3.org/1998/Math/MathML" display="block">
  <semantics>
    <mover accent="true">
      <mtext>ADC</mtext>
      <mo stretchy="true">^</mo>
    </mover>
    <annotation encoding="StarMath 5.0"> widehat {"ADC"}</annotation>
  </semantics>
</math>
</file>

<file path=Object 27/content.xml><?xml version="1.0" encoding="utf-8"?>
<math xmlns="http://www.w3.org/1998/Math/MathML" display="block">
  <semantics>
    <mover accent="true">
      <mtext>FDE</mtext>
      <mo stretchy="true">^</mo>
    </mover>
    <annotation encoding="StarMath 5.0"> widehat {"FDE"}</annotation>
  </semantics>
</math>
</file>

<file path=Object 28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29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30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31/content.xml><?xml version="1.0" encoding="utf-8"?>
<math xmlns="http://www.w3.org/1998/Math/MathML" display="block">
  <semantics>
    <mover accent="true">
      <mtext>DCB</mtext>
      <mo stretchy="true">^</mo>
    </mover>
    <annotation encoding="StarMath 5.0"> widehat {"DCB"}</annotation>
  </semantics>
</math>
</file>

<file path=Object 32/content.xml><?xml version="1.0" encoding="utf-8"?>
<math xmlns="http://www.w3.org/1998/Math/MathML" display="block">
  <semantics>
    <mover accent="true">
      <mtext>FCG</mtext>
      <mo stretchy="true">^</mo>
    </mover>
    <annotation encoding="StarMath 5.0"> widehat {"FCG"}</annotation>
  </semantics>
</math>
</file>

<file path=Object 33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34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35/content.xml><?xml version="1.0" encoding="utf-8"?>
<math xmlns="http://www.w3.org/1998/Math/MathML" display="block">
  <semantics>
    <mover accent="true">
      <mtext>DFC</mtext>
      <mo stretchy="true">^</mo>
    </mover>
    <annotation encoding="StarMath 5.0"> widehat {"DFC"}</annotation>
  </semantics>
</math>
</file>

<file path=Object 36/content.xml><?xml version="1.0" encoding="utf-8"?>
<math xmlns="http://www.w3.org/1998/Math/MathML" display="block">
  <semantics>
    <mover accent="true">
      <mtext>GFC</mtext>
      <mo stretchy="true">^</mo>
    </mover>
    <annotation encoding="StarMath 5.0"> widehat {"GFC"}</annotation>
  </semantics>
</math>
</file>

<file path=Object 38/content.xml><?xml version="1.0" encoding="utf-8"?>
<math xmlns="http://www.w3.org/1998/Math/MathML" display="block">
  <semantics>
    <mover accent="true">
      <mtext>DFC</mtext>
      <mo stretchy="true">^</mo>
    </mover>
    <annotation encoding="StarMath 5.0"> widehat {"DFC"}</annotation>
  </semantics>
</math>
</file>

<file path=Object 9/content.xml><?xml version="1.0" encoding="utf-8"?>
<math xmlns="http://www.w3.org/1998/Math/MathML" display="block">
  <semantics>
    <mover accent="true">
      <mtext>BAC</mtext>
      <mo stretchy="true">^</mo>
    </mover>
    <annotation encoding="StarMath 5.0"> widehat  {"BAC"}</annotation>
  </semantics>
</math>
</file>